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2pt" style:font-size-complex="1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GrettyStartTask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4.112cm" svg:height="1.757cm" svg:x="4.381cm" svg:y="5.445cm">
          <text:p text:style-name="P1"><text:span text:style-name="T1">inplac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408cm" svg:y="4.429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038cm" svg:y2="4.429cm" draw:start-shape="id2" draw:start-glue-point="7" draw:end-shape="id3" draw:end-glue-point="4" svg:d="m8318 3413h1720v1016" svg:viewBox="0 0 1721 1017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svg:x1="4.48cm" svg:y1="3.413cm" svg:x2="6.437cm" svg:y2="5.445cm" draw:start-shape="id2" draw:start-glue-point="5" draw:end-shape="id4" draw:end-glue-point="4" svg:d="m4480 3413h-501v1396h2458v636" svg:viewBox="0 0 2459 2033">
          <text:p text:style-name="P4"><text:span text:style-name="T2">yes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8.408cm" svg:y1="4.839cm" svg:x2="6.437cm" svg:y2="5.445cm" draw:start-shape="id3" draw:start-glue-point="5" draw:end-shape="id4" draw:end-glue-point="4" svg:d="m8408 4839h-1971v606" svg:viewBox="0 0 1972 607">
          <text:p/>
        </draw:connector>
        <draw:custom-shape draw:style-name="gr1" draw:text-style-name="P3" xml:id="id5" draw:id="id5" draw:layer="layout" svg:width="4.074cm" svg:height="0.82cm" svg:x="7.594cm" svg:y="7.35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493cm" svg:y1="6.323cm" svg:x2="9.631cm" svg:y2="7.35cm" draw:start-shape="id4" draw:end-shape="id5" draw:end-glue-point="4" svg:d="m8493 6323h1138v1027" svg:viewBox="0 0 1139 1028">
          <text:p text:style-name="P1"><text:span text:style-name="T2">no</text:span></text:p>
          <text:p text:style-name="P1"><text:span text:style-name="T2"/></text:p>
        </draw:connector>
        <draw:custom-shape draw:style-name="gr1" draw:text-style-name="P3" xml:id="id8" draw:id="id8" draw:layer="layout" svg:width="4.773cm" svg:height="1.054cm" svg:x="1.18cm" svg:y="9.001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5.006cm" svg:height="1.054cm" svg:x="7.096cm" svg:y="9.001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9.631cm" svg:y1="8.17cm" svg:x2="9.599cm" svg:y2="9.001cm" draw:start-shape="id5" draw:end-shape="id6" draw:end-glue-point="4" svg:d="m9631 8170-32 831" svg:viewBox="0 0 33 832">
          <text:p/>
        </draw:connector>
        <draw:custom-shape draw:style-name="gr4" draw:text-style-name="P2" xml:id="id9" draw:id="id9" draw:layer="layout" svg:width="3.81cm" svg:height="1.259cm" svg:x="14.335cm" svg:y="12.187cm">
          <text:p text:style-name="P1"><text:span text:style-name="T1">debu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3" draw:layer="layout" draw:type="curve" svg:x1="12.102cm" svg:y1="9.528cm" svg:x2="16.24cm" svg:y2="10.525cm" draw:start-shape="id6" draw:end-shape="id7" draw:end-glue-point="4" svg:d="m12102 9528c2759 0 4138 332 4138 997" svg:viewBox="0 0 4139 998">
          <text:p text:style-name="P1"><text:span text:style-name="T2">start process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5" draw:text-style-name="P7" draw:layer="layout" draw:type="curve" svg:x1="3.567cm" svg:y1="10.055cm" svg:x2="14.208cm" svg:y2="10.906cm" draw:start-shape="id8" draw:start-glue-point="6" draw:end-shape="id7" draw:end-glue-point="3" svg:d="m3567 10055c0 568 3547 851 10641 851" svg:viewBox="0 0 10642 852">
          <text:p text:style-name="P6"><text:span text:style-name="T2">start process <text:s text:c="2"/></text:span></text:p>
        </draw:connector>
        <draw:custom-shape draw:style-name="gr4" draw:text-style-name="P3" xml:id="id16" draw:id="id16" draw:layer="layout" svg:width="4.064cm" svg:height="1.171cm" svg:x="14.208cm" svg:y="16.33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10" draw:id="id10" draw:layer="layout" svg:width="3.683cm" svg:height="1.054cm" svg:x="10.652cm" svg:y="13.065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6.24cm" svg:y1="12.187cm" svg:x2="12.493cm" svg:y2="13.065cm" draw:start-shape="id9" draw:end-shape="id10" draw:end-glue-point="4" svg:d="m16240 12187v-502h-3747v1380" svg:viewBox="0 0 3748 1381">
          <text:p text:style-name="P1"><text:span text:style-name="T2">yes</text:span></text:p>
        </draw:connector>
        <draw:connector draw:style-name="gr3" draw:text-style-name="P3" draw:layer="layout" draw:type="line" svg:x1="16.24cm" svg:y1="13.446cm" svg:x2="16.244cm" svg:y2="14.462cm" draw:start-shape="id9" draw:end-shape="id11" draw:end-glue-point="4" svg:d="m16240 13446 4 1016" svg:viewBox="0 0 5 1017">
          <text:p text:style-name="P1"><text:span text:style-name="T2"><text:s text:c="7"/></text:span><text:span text:style-name="T2">no</text:span></text:p>
          <text:p text:style-name="P1"><text:span text:style-name="T2"/></text:p>
        </draw:connector>
        <draw:connector draw:style-name="gr3" draw:text-style-name="P3" draw:layer="layout" svg:x1="12.493cm" svg:y1="14.119cm" svg:x2="14.081cm" svg:y2="14.906cm" draw:start-shape="id10" draw:start-glue-point="6" draw:end-shape="id11" draw:end-glue-point="5" svg:d="m12493 14119v787h1588" svg:viewBox="0 0 1589 788">
          <text:p text:style-name="P1"><text:span text:style-name="T2">resume</text:span></text:p>
        </draw:connector>
        <draw:custom-shape draw:style-name="gr1" draw:text-style-name="P2" xml:id="id13" draw:id="id13" draw:layer="layout" svg:width="4.308cm" svg:height="1.639cm" svg:x="7.36cm" svg:y="17.51cm">
          <text:p text:style-name="P1"><text:span text:style-name="T1">interactiv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567cm" svg:y1="10.055cm" svg:x2="6.779cm" svg:y2="13.164cm" draw:start-shape="id8" draw:start-glue-point="6" draw:end-shape="id12" draw:end-glue-point="4" svg:d="m3567 10055 3212 3109" svg:viewBox="0 0 3213 3110">
          <text:p/>
        </draw:connector>
        <draw:custom-shape draw:style-name="gr1" draw:text-style-name="P3" xml:id="id14" draw:id="id14" draw:layer="layout" svg:width="4.074cm" svg:height="0.889cm" svg:x="7.477cm" svg:y="20.304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" svg:x1="9.514cm" svg:y1="19.149cm" svg:x2="9.514cm" svg:y2="20.304cm" draw:start-shape="id13" draw:start-glue-point="6" draw:end-shape="id14" draw:end-glue-point="4" svg:d="m9514 19149v1155" svg:viewBox="0 0 1 1156">
          <text:p text:style-name="P1"><text:span text:style-name="T4"><text:s text:c="2"/></text:span></text:p>
          <text:p text:style-name="P1"><text:span text:style-name="T4"/></text:p>
          <text:p text:style-name="P1"><text:span text:style-name="T4"/></text:p>
          <text:p text:style-name="P1"><text:span text:style-name="T4"><text:s text:c="7"/></text:span><text:span text:style-name="T4">yes</text:span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</draw:connector>
        <draw:custom-shape draw:style-name="gr1" draw:text-style-name="P2" xml:id="id21" draw:id="id21" draw:layer="layout" svg:width="4.308cm" svg:height="1.397cm" svg:x="1.391cm" svg:y="15.986cm">
          <text:p text:style-name="P1"><text:span text:style-name="T1">integrationTes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3" xml:id="id12" draw:id="id12" draw:layer="layout" svg:width="3.937cm" svg:height="1.171cm" svg:x="4.81cm" svg:y="13.164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15" draw:id="id15" draw:layer="layout" svg:width="4.064cm" svg:height="1.171cm" svg:x="7.477cm" svg:y="22.05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9.514cm" svg:y1="21.193cm" svg:x2="9.509cm" svg:y2="22.054cm" draw:start-shape="id14" draw:end-shape="id15" svg:d="m9514 21193-5 861" svg:viewBox="0 0 6 862">
          <text:p/>
        </draw:connector>
        <draw:custom-shape draw:style-name="gr4" draw:text-style-name="P2" xml:id="id7" draw:id="id7" draw:layer="layout" svg:width="4.064cm" svg:height="0.762cm" svg:x="14.208cm" svg:y="10.525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3" draw:layer="layout" svg:x1="4.381cm" svg:y1="6.324cm" svg:x2="3.567cm" svg:y2="9.001cm" draw:start-shape="id4" draw:start-glue-point="5" draw:end-shape="id8" draw:end-glue-point="4" svg:d="m4381 6324h-814v2677" svg:viewBox="0 0 815 2678">
          <text:p text:style-name="P1"><text:span text:style-name="T2">yes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2" draw:text-style-name="P3" draw:layer="layout" draw:type="line" svg:x1="16.24cm" svg:y1="11.287cm" svg:x2="16.24cm" svg:y2="12.187cm" draw:start-shape="id7" draw:start-glue-point="6" draw:end-shape="id9" svg:d="m16240 11287v900" svg:viewBox="0 0 1 901">
          <text:p/>
        </draw:connector>
        <draw:custom-shape draw:style-name="gr4" draw:text-style-name="P3" xml:id="id17" draw:id="id17" draw:layer="layout" svg:width="4.826cm" svg:height="1.397cm" svg:x="13.827cm" svg:y="18.7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cm" svg:y1="17.51cm" svg:x2="16.24cm" svg:y2="18.78cm" draw:start-shape="id16" draw:end-shape="id17" draw:end-glue-point="4" svg:d="m16240 17510v1270" svg:viewBox="0 0 1 1271">
          <text:p/>
        </draw:connector>
        <draw:custom-shape draw:style-name="gr1" draw:text-style-name="P2" xml:id="id20" draw:id="id20" draw:layer="layout" svg:width="5.207cm" svg:height="1.284cm" svg:x="1cm" svg:y="27.416cm">
          <text:p text:style-name="P1"><text:span text:style-name="T1">GrettyStartTask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3" draw:layer="layout" draw:type="line" svg:x1="14.208cm" svg:y1="16.924cm" svg:x2="8.747cm" svg:y2="13.75cm" draw:start-shape="id16" draw:end-shape="id12" draw:end-glue-point="7" svg:d="m14208 16924-5461-3174" svg:viewBox="0 0 5462 3175">
          <text:p text:style-name="P1"><text:span text:style-name="T2"/></text:p>
          <text:p text:style-name="P1"><text:span text:style-name="T2">tcp</text:span></text:p>
        </draw:connector>
        <draw:custom-shape draw:style-name="gr4" draw:text-style-name="P2" xml:id="id18" draw:id="id18" draw:layer="layout" svg:width="3.81cm" svg:height="0.762cm" svg:x="14.335cm" svg:y="23.352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6.24cm" svg:y1="20.177cm" svg:x2="16.24cm" svg:y2="23.352cm" draw:start-shape="id17" draw:end-shape="id18" draw:end-glue-point="0" svg:d="m16240 20177v3175" svg:viewBox="0 0 1 3176">
          <text:p/>
        </draw:connector>
        <draw:connector draw:style-name="gr5" draw:text-style-name="P3" draw:layer="layout" draw:type="line" svg:x1="11.541cm" svg:y1="22.639cm" svg:x2="13.827cm" svg:y2="19.478cm" draw:start-shape="id15" draw:end-shape="id17" svg:d="m11541 22639 2286-3161" svg:viewBox="0 0 2287 3162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9" draw:id="id19" draw:layer="layout" svg:width="3.81cm" svg:height="1.171cm" svg:x="4.81cm" svg:y="24.622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9.509cm" svg:y1="23.225cm" svg:x2="6.715cm" svg:y2="24.622cm" draw:start-shape="id15" draw:start-glue-point="6" draw:end-shape="id19" draw:end-glue-point="4" svg:d="m9509 23225-2794 1397" svg:viewBox="0 0 2795 1398">
          <text:p/>
        </draw:connector>
        <draw:connector draw:style-name="gr5" draw:text-style-name="P3" draw:layer="layout" draw:type="line" svg:x1="14.335cm" svg:y1="23.733cm" svg:x2="8.62cm" svg:y2="25.207cm" draw:start-shape="id18" draw:start-glue-point="5" draw:end-shape="id19" svg:d="m14335 23733-5715 1474" svg:viewBox="0 0 5716 1475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715cm" svg:y1="25.793cm" svg:x2="3.604cm" svg:y2="27.416cm" draw:start-shape="id19" draw:start-glue-point="6" draw:end-shape="id20" draw:end-glue-point="4" svg:d="m6715 25793-3111 1623" svg:viewBox="0 0 3112 1624">
          <text:p/>
        </draw:connector>
        <draw:connector draw:style-name="gr2" draw:text-style-name="P3" draw:layer="layout" draw:type="line" svg:x1="9.599cm" svg:y1="10.055cm" svg:x2="6.779cm" svg:y2="13.164cm" draw:start-shape="id6" draw:start-glue-point="6" draw:end-shape="id12" draw:end-glue-point="4" svg:d="m9599 10055-2820 3109" svg:viewBox="0 0 2821 3110">
          <text:p/>
        </draw:connector>
        <draw:custom-shape draw:style-name="gr4" draw:text-style-name="P3" xml:id="id11" draw:id="id11" draw:layer="layout" svg:width="4.326cm" svg:height="0.889cm" svg:x="14.081cm" svg:y="14.462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6.244cm" svg:y1="15.351cm" svg:x2="16.24cm" svg:y2="16.339cm" draw:start-shape="id11" draw:end-shape="id16" svg:d="m16244 15351-4 988" svg:viewBox="0 0 5 989">
          <text:p/>
        </draw:connector>
        <draw:connector draw:style-name="gr2" draw:text-style-name="P1" draw:layer="layout" draw:type="line" svg:x1="6.779cm" svg:y1="14.335cm" svg:x2="3.545cm" svg:y2="15.986cm" draw:start-shape="id12" draw:start-glue-point="6" draw:end-shape="id21" draw:end-glue-point="4" svg:d="m6779 14335-3234 1651" svg:viewBox="0 0 3235 1652">
          <text:p/>
        </draw:connector>
        <draw:connector draw:style-name="gr3" draw:text-style-name="P9" draw:layer="layout" draw:type="line" svg:x1="3.545cm" svg:y1="17.383cm" svg:x2="3.604cm" svg:y2="27.416cm" draw:start-shape="id21" draw:start-glue-point="6" draw:end-shape="id20" draw:end-glue-point="4" svg:d="m3545 17383 59 10033" svg:viewBox="0 0 60 10034">
          <text:p text:style-name="P1"><text:span text:style-name="T5">yes <text:s text:c="9"/>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  <draw:connector draw:style-name="gr3" draw:text-style-name="P9" draw:layer="layout" svg:x1="5.699cm" svg:y1="16.685cm" svg:x2="9.514cm" svg:y2="17.51cm" draw:start-shape="id21" draw:start-glue-point="7" draw:end-shape="id13" draw:end-glue-point="4" svg:d="m5699 16685h3815v825" svg:viewBox="0 0 3816 826">
          <text:p text:style-name="P1"><text:span text:style-name="T5">no <text:s text:c="28"/></text:span></text:p>
        </draw:connector>
        <draw:connector draw:style-name="gr3" draw:text-style-name="P9" draw:layer="layout" svg:x1="7.36cm" svg:y1="18.33cm" svg:x2="6.715cm" svg:y2="24.622cm" draw:start-shape="id13" draw:start-glue-point="5" draw:end-shape="id19" svg:d="m7360 18330h-645v6292" svg:viewBox="0 0 646 6293">
          <text:p text:style-name="P1"><text:span text:style-name="T5">no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1T16:25:08.710486068</dc:date>
    <dc:creator>Andrey Hihlovskiy</dc:creator>
    <meta:editing-duration>PT3H5M50S</meta:editing-duration>
    <meta:editing-cycles>54</meta:editing-cycles>
    <meta:generator>LibreOffice/4.1.3.2$Linux_X86_64 LibreOffice_project/410m0$Build-2</meta:generator>
    <meta:document-statistic meta:object-count="50"/>
  </office:meta>
</office:document-meta>
</file>